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D0000002D43AE3354F755E9D3.png" manifest:media-type="image/png"/>
  <manifest:file-entry manifest:full-path="Pictures/100001DC000004A7000004A72B993E0616711901.svg" manifest:media-type="image/svg+xml"/>
  <manifest:file-entry manifest:full-path="Pictures/10000201000002C3000002C3F1E079859A59D6B9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 PT1" svg:font-family="'Futura PT'"/>
    <style:font-face style:name="Operator Mono Lig Book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1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" style:family="graphic" style:parent-style-name="standard" style:list-style-name="L3">
      <style:graphic-properties draw:stroke="none" svg:stroke-color="#000000" draw:fill="none" draw:fill-color="#ffffff" fo:min-height="1.58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3.977cm" draw:shadow="hidden" draw:shadow-offset-x="0.071cm" draw:shadow-offset-y="0.071cm" draw:shadow-color="#c6c6c6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99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4">
      <style:graphic-properties draw:stroke="none" svg:stroke-color="#000000" draw:fill="none" draw:fill-color="#ffffff" fo:min-height="1.05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7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0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1.99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907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588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57cm" fo:min-width="3.655cm" draw:shadow="hidden" draw:shadow-offset-x="0.071cm" draw:shadow-offset-y="0.071cm" draw:shadow-color="#c6c6c6" draw:shadow-opacity="100%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>
      <style:graphic-properties draw:stroke="none" draw:fill="none" draw:fill-color="#ffffff" fo:min-height="0.551cm"/>
      <style:paragraph-properties style:writing-mode="lr-tb"/>
    </style:style>
    <style:style style:name="gr54" style:family="graphic" style:parent-style-name="standard">
      <style:graphic-properties draw:stroke="none" draw:fill="none" draw:fill-color="#ffffff" fo:min-height="0.50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1.99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color="#111111" loext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2pt" fo:letter-spacing="0.046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1" fo:font-size="13pt" fo:font-style="italic" fo:text-shadow="1pt 1pt" style:font-size-asian="13pt" style:font-style-asian="italic" style:font-size-complex="13pt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8" style:family="paragraph">
      <style:paragraph-properties fo:margin-left="0.102cm" fo:margin-right="0cm" fo:text-indent="0cm"/>
    </style:style>
    <style:style style:name="P9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1" fo:font-size="12pt" fo:font-style="italic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style:font-name="Ubuntu Mono1" fo:font-size="12pt" fo:font-style="normal" fo:font-weight="normal" style:font-size-asian="10.5pt" style:font-size-complex="10.5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none" style:font-size-asian="9pt" style:font-style-asian="normal" style:font-size-complex="9pt" style:font-style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111111" loext:opacity="100%" style:font-name="Futura PT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1" fo:font-size="12pt" fo:font-style="italic" fo:font-weight="normal" style:font-size-asian="10.5pt" style:font-size-complex="10.5pt"/>
    </style:style>
    <style:style style:name="P19" style:family="paragraph">
      <loext:graphic-properties draw:fill="none"/>
      <style:paragraph-properties fo:text-align="center" style:writing-mode="lr-tb"/>
      <style:text-properties fo:background-color="transparent"/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1" fo:font-size="13pt" fo:font-style="italic" fo:text-shadow="1pt 1pt" style:font-size-asian="13pt" style:font-style-asian="italic" style:font-size-complex="13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8pt" fo:font-style="italic" style:font-style-asian="italic" style:font-style-complex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8pt"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1pt" fo:font-weight="bold" style:font-size-asian="11pt" style:font-weight-asian="bold" style:font-size-complex="11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333333" loext:opacity="100%" style:font-name="Futura PT Bold" fo:font-size="11pt" fo:font-weight="bold" style:font-size-asian="11pt" style:font-weight-asian="bold" style:font-size-complex="11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Merriweather" fo:font-size="18pt" fo:font-style="italic" style:font-style-asian="italic" style:font-style-complex="italic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5pt" fo:font-style="normal" style:font-size-asian="15pt" style:font-style-asian="normal" style:font-size-complex="15pt" style:font-style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style:font-size-asian="13pt" style:font-size-complex="13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P38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2pt" fo:font-weight="bold" style:font-size-asian="12pt" style:font-weight-asian="bold" style:font-size-complex="12pt" style:font-weight-complex="bold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normal" style:font-style-complex="normal"/>
    </style:style>
    <style:style style:name="P41" style:family="paragraph">
      <loext:graphic-properties draw:fill="none" draw:fill-color="#ffffff"/>
      <style:paragraph-properties style:writing-mode="lr-tb"/>
      <style:text-properties fo:color="#333333" loext:opacity="100%" style:font-name="Operator Mono Lig Book" fo:font-size="12pt" style:text-underline-style="solid" style:text-underline-width="auto" style:text-underline-color="font-color" style:font-size-asian="16pt" style:font-size-complex="16pt"/>
    </style:style>
    <style:style style:name="P42" style:family="paragraph">
      <loext:graphic-properties draw:fill="none" draw:fill-color="#ffffff"/>
      <style:paragraph-properties style:writing-mode="lr-tb"/>
      <style:text-properties fo:color="#333333" loext:opacity="10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T1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0pt" fo:letter-spacing="0.046cm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fo:background-color="transparent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fo:background-color="transparent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3pt" fo:font-style="italic" fo:text-shadow="none" style:text-underline-style="none" fo:font-weight="bold" style:letter-kerning="true" fo:background-color="transparent" style:font-name-asian="Droid Sans Fallback" style:font-size-asian="13pt" style:font-style-asian="italic" style:font-weight-asian="bold" style:font-name-complex="FreeSans" style:font-size-complex="13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Ubuntu Mono1" fo:font-size="12pt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loext:opacity="100%" style:font-name="Ubuntu Mono1" fo:font-size="12pt" fo:font-style="normal" fo:font-weight="normal" style:font-size-asian="9pt" style:font-size-complex="9pt"/>
    </style:style>
    <style:style style:name="T9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40pt" fo:font-style="normal" fo:text-shadow="none" style:text-underline-style="none" fo:font-weight="normal" style:letter-kerning="true" fo:background-color="transparent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40pt" fo:font-style="normal" fo:text-shadow="none" style:text-underline-style="none" fo:font-weight="bold" style:letter-kerning="true" fo:background-color="transparent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111111" loext:opacity="100%" style:font-name="Futura PT Bol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333333" loext:opacity="100%" style:font-name="Ubuntu Mono1" fo:font-size="12pt" fo:font-weight="normal" style:font-size-asian="9pt" style:font-size-complex="9pt"/>
    </style:style>
    <style:style style:name="T14" style:family="text">
      <style:text-properties fo:background-color="transparent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Merriweather" fo:font-size="11pt" fo:font-style="italic" style:font-size-asian="11pt" style:font-style-asian="italic" style:font-size-complex="11pt" style:font-style-complex="italic"/>
    </style:style>
    <style:style style:name="T21" style:family="text">
      <style:text-properties fo:color="#111111" loext:opacity="100%" style:font-name="Merriweather" fo:font-size="11pt" fo:font-style="normal" style:font-size-asian="11pt" style:font-style-asian="normal" style:font-size-complex="11pt" style:font-style-complex="normal"/>
    </style:style>
    <style:style style:name="T22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23" style:family="text">
      <style:text-properties fo:color="#333333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4" style:family="text">
      <style:text-properties fo:color="#333333" loext:opacity="100%" style:font-name="Futura PT Bold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333333" loext:opacity="100%" style:font-name="Merriweather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27" style:family="text">
      <style:text-properties fo:color="#111111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style:letter-kerning="true" fo:background-color="transparent" style:font-name-asian="Droid Sans Fallback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color="#111111" loext:opacity="100%" style:font-name="Merriweather" fo:font-size="10pt" style:font-size-asian="10pt" style:font-size-complex="10pt"/>
    </style:style>
    <style:style style:name="T3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fo:font-weight="bold" style:letter-kerning="true" fo:background-color="transparent" style:font-name-asian="Droid Sans Fallback" style:font-size-asian="12pt" style:font-weight-asian="bold" style:font-name-complex="FreeSans" style:font-size-complex="12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8pt" fo:font-style="italic" fo:text-shadow="none" style:text-underline-style="none" fo:font-weight="bold" style:letter-kerning="true" fo:background-color="transparent" style:font-name-asian="Droid Sans Fallback" style:font-size-asian="8pt" style:font-style-asian="italic" style:font-weight-asian="bold" style:font-name-complex="FreeSans" style:font-size-complex="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111111" loext:opacity="100%" style:font-name="Ubuntu Medium" fo:font-size="13pt" style:font-size-asian="13pt" style:font-size-complex="13pt"/>
    </style:style>
    <style:style style:name="T33" style:family="text">
      <style:text-properties fo:color="#111111" loext:opacity="100%" style:font-name="Merriweather" fo:font-size="10.5pt" style:font-size-asian="10.5pt" style:font-size-complex="10.5pt"/>
    </style:style>
    <style:style style:name="T3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111111" loext:opacity="100%" style:font-name="Merriweather" fo:font-size="11pt" style:font-size-asian="11pt" style:font-size-complex="11pt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.5pt" fo:font-style="italic" fo:text-shadow="none" style:text-underline-style="none" fo:font-weight="bold" style:letter-kerning="true" style:font-name-asian="Droid Sans Fallback" style:font-size-asian="10.5pt" style:font-style-asian="italic" style:font-weight-asian="bold" style:font-name-complex="FreeSans" style:font-size-complex="10.5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39" style:family="text"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T40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333333" loext:opacity="100%" style:font-name="Operator Mono Lig Book" fo:font-size="12pt" style:text-underline-style="solid" style:text-underline-width="auto" style:text-underline-color="font-color" style:font-size-asian="22pt" style:font-size-complex="22pt"/>
    </style:style>
    <style:style style:name="T46" style:family="text">
      <style:text-properties fo:color="#333333" loext:opacity="100%" style:font-name="Operator Mono Lig Book" fo:font-size="12pt" style:text-underline-style="solid" style:text-underline-width="auto" style:text-underline-color="font-color" fo:background-color="transparent" style:font-size-asian="22pt" style:font-size-complex="22pt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Intro, Summary, Projects" draw:style-name="dp1" draw:master-page-name="Default">
        <draw:line draw:style-name="gr1" draw:text-style-name="P1" draw:layer="layout" svg:x1="3.435cm" svg:y1="4.01cm" svg:x2="20.414cm" svg:y2="4.01cm">
          <text:p/>
        </draw:line>
        <draw:frame draw:style-name="gr2" draw:text-style-name="P3" draw:layer="layout" svg:width="5.228cm" svg:height="0.751cm" svg:x="0.805cm" svg:y="3.905cm">
          <draw:text-box>
            <text:p text:style-name="P2"><text:span text:style-name="T1">Summary</text:span><text:span text:style-name="T2">:</text:span></text:p>
          </draw:text-box>
        </draw:frame>
        <draw:frame draw:style-name="gr3" draw:text-style-name="P5" draw:layer="layout" svg:width="20.324cm" svg:height="1.838cm" svg:x="0.834cm" svg:y="7.779cm">
          <draw:text-box>
            <text:p text:style-name="P4"><text:span text:style-name="T3">But mainly I’m working as a Frontend developer. </text:span><text:span text:style-name="T3">Who built a lot of web applications using </text:span><text:span text:style-name="T3"><text:line-break/></text:span><text:span text:style-name="T3">web technologies like </text:span><text:span text:style-name="T4">Bootstrap (react-bootstrap), </text:span><text:span text:style-name="T4">Reactjs, Gatsbyjs, Gulp, Pug/Jade, Sass, Ajax, </text:span><text:span text:style-name="T4">Webpack</text:span></text:p>
          </draw:text-box>
        </draw:frame>
        <draw:frame draw:style-name="gr4" draw:text-style-name="P7" draw:layer="layout" svg:width="4.477cm" svg:height="0.919cm" svg:x="0.828cm" svg:y="2.476cm">
          <draw:text-box>
            <text:p text:style-name="P6"><text:span text:style-name="T5">Software Engineer</text:span></text:p>
          </draw:text-box>
        </draw:frame>
        <draw:frame draw:style-name="gr5" draw:text-style-name="P9" draw:layer="layout" svg:width="3.775cm" svg:height="0.674cm" svg:x="0.8cm" svg:y="0.151cm">
          <draw:text-box>
            <text:p text:style-name="P8"><text:span text:style-name="T6">Cairo, </text:span><text:span text:style-name="T6">Egypt</text:span></text:p>
          </draw:text-box>
        </draw:frame>
        <draw:frame draw:style-name="gr6" draw:text-style-name="P11" draw:layer="layout" svg:width="2.605cm" svg:height="0.674cm" svg:x="13.674cm" svg:y="0.182cm">
          <draw:text-box>
            <text:p text:style-name="P10"><text:span text:style-name="T7"><text:a xlink:href="https://www.linkedin.com/in/salihcodev" xlink:type="simple">linkedIn</text:a></text:span></text:p>
          </draw:text-box>
        </draw:frame>
        <draw:frame draw:style-name="gr5" draw:text-style-name="P12" draw:layer="layout" svg:width="5.461cm" svg:height="0.674cm" svg:x="4.27cm" svg:y="0.148cm">
          <draw:text-box>
            <text:p><text:span text:style-name="T8"><text:a xlink:href="mailto:ahmedsalihdev@gmail.com" xlink:type="simple">ahmedsalihdev@gmail.com</text:a></text:span></text:p>
          </draw:text-box>
        </draw:frame>
        <draw:frame draw:style-name="gr7" draw:text-style-name="P13" draw:layer="layout" svg:width="2.284cm" svg:height="0.674cm" svg:x="16.028cm" svg:y="0.171cm">
          <draw:text-box>
            <text:p text:style-name="P10"><text:span text:style-name="T9"><text:a xlink:href="https://t.me/salihcodev" xlink:type="simple">telegram</text:a></text:span></text:p>
          </draw:text-box>
        </draw:frame>
        <draw:frame draw:style-name="gr8" draw:text-style-name="P13" draw:layer="layout" svg:width="2.328cm" svg:height="0.674cm" svg:x="18.784cm" svg:y="0.188cm">
          <draw:text-box>
            <text:p text:style-name="P10"><text:span text:style-name="T9"><text:a xlink:href="https://salih.netlify.app/me" xlink:type="simple">website</text:a></text:span></text:p>
          </draw:text-box>
        </draw:frame>
        <draw:frame draw:style-name="gr9" draw:text-style-name="P15" draw:layer="layout" svg:width="8.961cm" svg:height="2.059cm" svg:x="0.804cm" svg:y="0.93cm">
          <draw:text-box>
            <text:p text:style-name="P14"><text:span text:style-name="T10">Ahmad</text:span><text:span text:style-name="T11"> Salih</text:span></text:p>
          </draw:text-box>
        </draw:frame>
        <draw:frame draw:style-name="gr10" draw:text-style-name="P16" draw:layer="layout" svg:width="3.525cm" svg:height="0.886cm" svg:x="0.801cm" svg:y="3.522cm">
          <draw:text-box>
            <text:p><text:span text:style-name="T12">About Me <text:s/></text:span></text:p>
          </draw:text-box>
        </draw:frame>
        <draw:frame draw:style-name="gr11" draw:text-style-name="P17" draw:layer="layout" svg:width="0.746cm" svg:height="0.746cm" svg:x="0.1cm" svg:y="0.103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201000002C3000002C3F1E079859A59D6B9.png" xlink:type="simple" xlink:show="embed" xlink:actuate="onLoad" draw:mime-type="image/png"/>
        </draw:frame>
        <draw:frame draw:style-name="gr5" draw:text-style-name="P18" draw:layer="layout" svg:width="3.775cm" svg:height="0.674cm" svg:x="9.768cm" svg:y="0.156cm">
          <draw:text-box>
            <text:p text:style-name="P8"><text:span text:style-name="T13"><text:a xlink:href="tel:+20%201096477631" xlink:type="simple">+20 1096477631</text:a></text:span></text:p>
          </draw:text-box>
        </draw:frame>
        <draw:frame draw:style-name="gr12" draw:text-style-name="P19" draw:layer="layout" svg:width="0.457cm" svg:height="0.457cm" svg:x="18.484cm" svg:y="0.317cm">
          <draw:image xlink:href="Pictures/100001DC000004A7000004A72B993E0616711901.svg" xlink:type="simple" xlink:show="embed" xlink:actuate="onLoad" draw:mime-type="image/svg+xml">
            <text:p text:style-name="P14"><text:span text:style-name="T14"><text:s/></text:span></text:p>
          </draw:image>
          <draw:image xlink:href="Pictures/100002010000002D0000002D43AE3354F755E9D3.png" xlink:type="simple" xlink:show="embed" xlink:actuate="onLoad" draw:mime-type="image/png"/>
        </draw:frame>
        <draw:frame draw:style-name="gr13" draw:text-style-name="P21" draw:layer="layout" svg:width="20.238cm" svg:height="1.309cm" svg:x="0.828cm" svg:y="9.562cm">
          <draw:text-box>
            <text:p text:style-name="P20"><text:span text:style-name="T15">One of the other technologies I used before is </text:span><text:span text:style-name="T16">Docker</text:span><text:span text:style-name="T15">. </text:span><text:span text:style-name="T17">And built some simple CI/CD pipelines with help of </text:span><text:span text:style-name="T18">Circles, Travis</text:span></text:p>
          </draw:text-box>
        </draw:frame>
        <draw:line draw:style-name="gr1" draw:text-style-name="P1" draw:layer="layout" svg:x1="5.841cm" svg:y1="11.805cm" svg:x2="20.298cm" svg:y2="11.805cm">
          <text:p/>
        </draw:line>
        <draw:frame draw:style-name="gr2" draw:text-style-name="P3" draw:layer="layout" svg:width="5.228cm" svg:height="0.751cm" svg:x="0.694cm" svg:y="11.751cm">
          <draw:text-box>
            <text:p text:style-name="P2"><text:span text:style-name="T19">Projects</text:span><text:span text:style-name="T2">:</text:span></text:p>
          </draw:text-box>
        </draw:frame>
        <draw:frame draw:style-name="gr14" draw:text-style-name="P22" draw:layer="layout" svg:width="17.672cm" svg:height="0.742cm" svg:x="1.152cm" svg:y="19.518cm">
          <draw:text-box>
            <text:p text:style-name="P4"><text:span text:style-name="T20">commercial </text:span><text:span text:style-name="T20">platform</text:span></text:p>
          </draw:text-box>
        </draw:frame>
        <draw:frame draw:style-name="gr15" draw:text-style-name="P23" draw:layer="layout" svg:width="18.72cm" svg:height="0.964cm" svg:x="1.245cm" svg:y="20.118cm">
          <draw:text-box>
            <text:p text:style-name="P4"><text:span text:style-name="T21">Online </text:span><text:span text:style-name="T21">eCommerce</text:span><text:span text:style-name="T21">, provides </text:span><text:span text:style-name="T21">different </text:span><text:span text:style-name="T21">pieces of </text:span><text:span text:style-name="T21">modern </text:span><text:span text:style-name="T21">furniture.</text:span></text:p>
          </draw:text-box>
        </draw:frame>
        <draw:frame draw:style-name="gr16" draw:text-style-name="P24" draw:layer="layout" svg:width="13.135cm" svg:height="0.725cm" svg:x="0.99cm" svg:y="18.896cm">
          <draw:text-box>
            <text:p text:style-name="P4"><text:span text:style-name="T22"><text:a xlink:href="https://github.com/salihcodev/couch-furniture-design" xlink:type="simple">https://github.com/salihcodev/couch-furniture-design</text:a></text:span></text:p>
          </draw:text-box>
        </draw:frame>
        <draw:frame draw:style-name="gr17" draw:text-style-name="P25" draw:layer="layout" svg:width="1.892cm" svg:height="0.696cm" svg:x="1.262cm" svg:y="22.832cm">
          <draw:text-box>
            <text:p text:style-name="P4"><text:span text:style-name="T23">ReactJS</text:span></text:p>
          </draw:text-box>
        </draw:frame>
        <draw:frame draw:style-name="gr18" draw:text-style-name="P25" draw:layer="layout" svg:width="2.699cm" svg:height="0.696cm" svg:x="5.138cm" svg:y="22.851cm">
          <draw:text-box>
            <text:p text:style-name="P4"><text:span text:style-name="T23">Typescript</text:span></text:p>
          </draw:text-box>
        </draw:frame>
        <draw:frame draw:style-name="gr19" draw:text-style-name="P25" draw:layer="layout" svg:width="1.892cm" svg:height="1.073cm" svg:x="7.738cm" svg:y="22.851cm">
          <draw:text-box>
            <text:p text:style-name="P4"><text:span text:style-name="T23">Netlify</text:span></text:p>
          </draw:text-box>
        </draw:frame>
        <draw:frame draw:style-name="gr20" draw:text-style-name="P26" draw:layer="layout" svg:width="5.933cm" svg:height="0.835cm" svg:x="0.765cm" svg:y="18.268cm">
          <draw:text-box>
            <text:p text:style-name="P20"><text:span text:style-name="T24"><text:a xlink:href="https://couch-furniture-design.netlify.app/" xlink:type="simple">Couch-Furniture-Design</text:a></text:span></text:p>
          </draw:text-box>
        </draw:frame>
        <draw:frame draw:style-name="gr18" draw:text-style-name="P25" draw:layer="layout" svg:width="4.413cm" svg:height="0.696cm" svg:x="9.838cm" svg:y="22.851cm">
          <draw:text-box>
            <text:p text:style-name="P4"><text:span text:style-name="T23">Bootstrap </text:span><text:span text:style-name="T25">(grid)</text:span></text:p>
          </draw:text-box>
        </draw:frame>
        <draw:frame draw:style-name="gr18" draw:text-style-name="P25" draw:layer="layout" svg:width="1.766cm" svg:height="0.696cm" svg:x="3.238cm" svg:y="22.851cm">
          <draw:text-box>
            <text:p text:style-name="P4"><text:span text:style-name="T23">Redux</text:span></text:p>
          </draw:text-box>
        </draw:frame>
        <draw:frame draw:style-name="gr21" draw:text-style-name="P16" draw:layer="layout" svg:width="5.933cm" svg:height="1.411cm" svg:x="0.726cm" svg:y="11.259cm">
          <draw:text-box>
            <text:p><text:span text:style-name="T12">Technical Experience</text:span></text:p>
          </draw:text-box>
        </draw:frame>
        <draw:frame draw:style-name="gr16" draw:text-style-name="P24" draw:layer="layout" svg:width="10.795cm" svg:height="0.725cm" svg:x="0.94cm" svg:y="24.194cm">
          <draw:text-box>
            <text:p text:style-name="P4"><text:span text:style-name="T22"><text:a xlink:href="https://github.com/salihcodev/earth-slow" xlink:type="simple">https://github.com/salihcodev/earth-slow</text:a></text:span></text:p>
          </draw:text-box>
        </draw:frame>
        <draw:frame draw:style-name="gr22" draw:text-style-name="P22" draw:layer="layout" svg:width="17.672cm" svg:height="0.742cm" svg:x="1.175cm" svg:y="24.805cm">
          <draw:text-box>
            <text:p text:style-name="P4"><text:span text:style-name="T20">Online traveling agency.</text:span></text:p>
          </draw:text-box>
        </draw:frame>
        <draw:frame draw:style-name="gr23" draw:text-style-name="P23" draw:layer="layout" svg:width="18.719cm" svg:height="0.742cm" svg:x="1.175cm" svg:y="25.366cm">
          <draw:text-box>
            <text:p text:style-name="P4"><text:span text:style-name="T21">Earthslow is a startup company, That provides tours around the world</text:span></text:p>
          </draw:text-box>
        </draw:frame>
        <draw:frame draw:style-name="gr19" draw:text-style-name="P25" draw:layer="layout" svg:width="1.892cm" svg:height="1.073cm" svg:x="1.243cm" svg:y="26.138cm">
          <draw:text-box>
            <text:p text:style-name="P4"><text:span text:style-name="T23">ReactJS</text:span></text:p>
          </draw:text-box>
        </draw:frame>
        <draw:frame draw:style-name="gr18" draw:text-style-name="P25" draw:layer="layout" svg:width="2.743cm" svg:height="0.696cm" svg:x="3.402cm" svg:y="26.139cm">
          <draw:text-box>
            <text:p text:style-name="P4"><text:span text:style-name="T23">Bootstrap</text:span></text:p>
          </draw:text-box>
        </draw:frame>
        <draw:frame draw:style-name="gr18" draw:text-style-name="P25" draw:layer="layout" svg:width="1.892cm" svg:height="0.696cm" svg:x="6.102cm" svg:y="26.163cm">
          <draw:text-box>
            <text:p text:style-name="P4"><text:span text:style-name="T23">Gatsby</text:span></text:p>
          </draw:text-box>
        </draw:frame>
        <draw:frame draw:style-name="gr24" draw:text-style-name="P25" draw:layer="layout" svg:width="2.758cm" svg:height="1.141cm" svg:x="8.202cm" svg:y="26.154cm">
          <draw:text-box>
            <text:p text:style-name="P4"><text:span text:style-name="T23">Contentful</text:span></text:p>
          </draw:text-box>
        </draw:frame>
        <draw:frame draw:style-name="gr19" draw:text-style-name="P25" draw:layer="layout" svg:width="1.892cm" svg:height="1.073cm" svg:x="11.002cm" svg:y="26.178cm">
          <draw:text-box>
            <text:p text:style-name="P4"><text:span text:style-name="T23">Netlify</text:span></text:p>
          </draw:text-box>
        </draw:frame>
        <draw:frame draw:style-name="gr20" draw:text-style-name="P27" draw:layer="layout" svg:width="5.933cm" svg:height="0.835cm" svg:x="0.789cm" svg:y="23.551cm">
          <draw:text-box>
            <text:p><text:span text:style-name="T24"><text:a xlink:href="https://earthslow.netlify.app/" xlink:type="simple">Earth-Slow</text:a></text:span></text:p>
          </draw:text-box>
        </draw:frame>
        <draw:frame draw:style-name="gr25" draw:text-style-name="P28" draw:layer="layout" svg:width="18.771cm" svg:height="1.157cm" svg:x="1.152cm" svg:y="14.228cm">
          <draw:text-box>
            <text:p text:style-name="P20"><text:span text:style-name="T20">A</text:span><text:span text:style-name="T20"> </text:span><text:span text:style-name="T20">w</text:span><text:span text:style-name="T20">e</text:span><text:span text:style-name="T20">b</text:span><text:span text:style-name="T20"> </text:span><text:span text:style-name="T20">a</text:span><text:span text:style-name="T20">p</text:span><text:span text:style-name="T20">p</text:span><text:span text:style-name="T20">l</text:span><text:span text:style-name="T20">i</text:span><text:span text:style-name="T20">c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t</text:span><text:span text:style-name="T20">h</text:span><text:span text:style-name="T20">a</text:span><text:span text:style-name="T20">t </text:span><text:span text:style-name="T20">h</text:span><text:span text:style-name="T20">e</text:span><text:span text:style-name="T20">l</text:span><text:span text:style-name="T20">p</text:span><text:span text:style-name="T20">s </text:span><text:span text:style-name="T20">p</text:span><text:span text:style-name="T20">e</text:span><text:span text:style-name="T20">o</text:span><text:span text:style-name="T20">p</text:span><text:span text:style-name="T20">l</text:span><text:span text:style-name="T20">e</text:span><text:span text:style-name="T20"> </text:span><text:span text:style-name="T20">t</text:span><text:span text:style-name="T20">o</text:span><text:span text:style-name="T20"> </text:span><text:span text:style-name="T20">t</text:span><text:span text:style-name="T20">r</text:span><text:span text:style-name="T20">a</text:span><text:span text:style-name="T20">c</text:span><text:span text:style-name="T20">k</text:span><text:span text:style-name="T20"> </text:span><text:span text:style-name="T20">t</text:span><text:span text:style-name="T20">h</text:span><text:span text:style-name="T20">e</text:span><text:span text:style-name="T20">i</text:span><text:span text:style-name="T20">r </text:span><text:span text:style-name="T20">a</text:span><text:span text:style-name="T20">c</text:span><text:span text:style-name="T20">t</text:span><text:span text:style-name="T20">i</text:span><text:span text:style-name="T20">v</text:span><text:span text:style-name="T20">i</text:span><text:span text:style-name="T20">t</text:span><text:span text:style-name="T20">i</text:span><text:span text:style-name="T20">e</text:span><text:span text:style-name="T20">s </text:span><text:span text:style-name="T20">a</text:span><text:span text:style-name="T20">n</text:span><text:span text:style-name="T20">d</text:span><text:span text:style-name="T20"> </text:span><text:span text:style-name="T20">r</text:span><text:span text:style-name="T20">e</text:span><text:span text:style-name="T20">c</text:span><text:span text:style-name="T20">o</text:span><text:span text:style-name="T20">r</text:span><text:span text:style-name="T20">d</text:span><text:span text:style-name="T20"> </text:span><text:span text:style-name="T20">t</text:span><text:span text:style-name="T20">h</text:span><text:span text:style-name="T20">e</text:span><text:span text:style-name="T20">i</text:span><text:span text:style-name="T20">r </text:span><text:span text:style-name="T20">a</text:span><text:span text:style-name="T20">c</text:span><text:span text:style-name="T20">h</text:span><text:span text:style-name="T20">i</text:span><text:span text:style-name="T20">e</text:span><text:span text:style-name="T20">v</text:span><text:span text:style-name="T20">e</text:span><text:span text:style-name="T20">m</text:span><text:span text:style-name="T20">e</text:span><text:span text:style-name="T20">n</text:span><text:span text:style-name="T20">t</text:span><text:span text:style-name="T20">s</text:span><text:span text:style-name="T20">.</text:span></text:p>
          </draw:text-box>
        </draw:frame>
        <draw:frame draw:style-name="gr26" draw:text-style-name="P29" draw:layer="layout" svg:width="18.72cm" svg:height="0.696cm" svg:x="1.193cm" svg:y="14.828cm">
          <draw:text-box>
            <text:list text:style-name="L2">
              <text:list-item>
                <text:p text:style-name="P4"><text:span text:style-name="T26">Authorizing/</text:span><text:span text:style-name="T26">authenticatin</text:span><text:span text:style-name="T26">g users.</text:span></text:p>
              </text:list-item>
            </text:list>
          </draw:text-box>
        </draw:frame>
        <draw:frame draw:style-name="gr16" draw:text-style-name="P24" draw:layer="layout" svg:width="13.135cm" svg:height="0.725cm" svg:x="0.99cm" svg:y="13.006cm">
          <draw:text-box>
            <text:p text:style-name="P4"><text:span text:style-name="T22"><text:a xlink:href="https://github.com/salihcodev/stalker-web" xlink:type="simple">https://github.com/salihcodev/stalker-web</text:a></text:span></text:p>
          </draw:text-box>
        </draw:frame>
        <draw:frame draw:style-name="gr19" draw:text-style-name="P30" draw:layer="layout" svg:width="1.892cm" svg:height="1.073cm" svg:x="1.262cm" svg:y="17.408cm">
          <draw:text-box>
            <text:p text:style-name="P4"><text:span text:style-name="T23">ReactJS</text:span></text:p>
          </draw:text-box>
        </draw:frame>
        <draw:frame draw:style-name="gr18" draw:text-style-name="P25" draw:layer="layout" svg:width="2.699cm" svg:height="0.696cm" svg:x="4.8cm" svg:y="17.389cm">
          <draw:text-box>
            <text:p text:style-name="P4"><text:span text:style-name="T23">Typescript</text:span></text:p>
          </draw:text-box>
        </draw:frame>
        <draw:frame draw:style-name="gr19" draw:text-style-name="P25" draw:layer="layout" svg:width="1.892cm" svg:height="1.073cm" svg:x="16.349cm" svg:y="17.389cm">
          <draw:text-box>
            <text:p text:style-name="P4"><text:span text:style-name="T23">Netlify</text:span></text:p>
          </draw:text-box>
        </draw:frame>
        <draw:frame draw:style-name="gr20" draw:text-style-name="P26" draw:layer="layout" svg:width="5.933cm" svg:height="0.835cm" svg:x="0.765cm" svg:y="12.378cm">
          <draw:text-box>
            <text:p text:style-name="P20"><text:span text:style-name="T24"><text:a xlink:href="https://stalkme.netlify.app/" xlink:type="simple">Stalkme</text:a></text:span></text:p>
          </draw:text-box>
        </draw:frame>
        <draw:frame draw:style-name="gr18" draw:text-style-name="P25" draw:layer="layout" svg:width="3.309cm" svg:height="0.696cm" svg:x="18.179cm" svg:y="17.389cm">
          <draw:text-box>
            <text:p text:style-name="P4"><text:span text:style-name="T23">Bootstrap </text:span><text:span text:style-name="T25">(grid)</text:span></text:p>
          </draw:text-box>
        </draw:frame>
        <draw:frame draw:style-name="gr18" draw:text-style-name="P30" draw:layer="layout" svg:width="1.766cm" svg:height="0.696cm" svg:x="3.119cm" svg:y="17.408cm">
          <draw:text-box>
            <text:p text:style-name="P4"><text:span text:style-name="T23">Redu</text:span><text:span text:style-name="T27">x</text:span></text:p>
          </draw:text-box>
        </draw:frame>
        <draw:frame draw:style-name="gr16" draw:text-style-name="P24" draw:layer="layout" svg:width="13.135cm" svg:height="0.725cm" svg:x="0.991cm" svg:y="13.607cm">
          <draw:text-box>
            <text:p text:style-name="P4"><text:span text:style-name="T22"><text:a xlink:href="https://github.com/salihcodev/stalker-server" xlink:type="simple">https://github.com/salihcodev/stalker-server</text:a></text:span></text:p>
          </draw:text-box>
        </draw:frame>
        <draw:frame draw:style-name="gr27" draw:text-style-name="P5" draw:layer="layout" svg:width="20.324cm" svg:height="1.309cm" svg:x="0.834cm" svg:y="6.252cm">
          <draw:text-box>
            <text:p text:style-name="P4"><text:span text:style-name="T3">All this in various languages and technologies like </text:span><text:span text:style-name="T4">ES6</text:span><text:span text:style-name="T3">+ </text:span><text:span text:style-name="T28">and</text:span><text:span text:style-name="T3"> </text:span><text:span text:style-name="T4">(Typescript), Reactjs, React Native, Nodejs, MongoDB, Expressjs, Sass.</text:span></text:p>
          </draw:text-box>
        </draw:frame>
        <draw:frame draw:style-name="gr28" draw:text-style-name="P29" draw:layer="layout" svg:width="18.72cm" svg:height="0.696cm" svg:x="1.193cm" svg:y="15.804cm">
          <draw:text-box>
            <text:list text:style-name="L2">
              <text:list-item>
                <text:p text:style-name="P4"><text:span text:style-name="T26">Manage user to build his/her task by a simple task-builder.</text:span></text:p>
              </text:list-item>
            </text:list>
          </draw:text-box>
        </draw:frame>
        <draw:frame draw:style-name="gr29" draw:text-style-name="P29" draw:layer="layout" svg:width="18.72cm" svg:height="0.696cm" svg:x="1.193cm" svg:y="16.304cm">
          <draw:text-box>
            <text:list text:style-name="L2">
              <text:list-item>
                <text:p text:style-name="P4"><text:span text:style-name="T26">Calculate task progress by task’s bits</text:span></text:p>
              </text:list-item>
            </text:list>
          </draw:text-box>
        </draw:frame>
        <draw:frame draw:style-name="gr30" draw:text-style-name="P29" draw:layer="layout" svg:width="18.72cm" svg:height="0.696cm" svg:x="1.193cm" svg:y="16.804cm">
          <draw:text-box>
            <text:list text:style-name="L2">
              <text:list-item>
                <text:p text:style-name="P4"><text:span text:style-name="T29">Categorize user tasks to all tasks archived and deleted tasks.</text:span></text:p>
              </text:list-item>
            </text:list>
          </draw:text-box>
        </draw:frame>
        <draw:frame draw:style-name="gr31" draw:text-style-name="P29" draw:layer="layout" svg:width="18.72cm" svg:height="0.696cm" svg:x="1.193cm" svg:y="15.328cm">
          <draw:text-box>
            <text:list text:style-name="L2">
              <text:list-item>
                <text:p text:style-name="P4"><text:span text:style-name="T26">Show the user statistics depending on given user activities.</text:span></text:p>
              </text:list-item>
            </text:list>
          </draw:text-box>
        </draw:frame>
        <draw:frame draw:style-name="gr18" draw:text-style-name="P25" draw:layer="layout" svg:width="2.699cm" svg:height="0.696cm" svg:x="7.181cm" svg:y="17.412cm">
          <draw:text-box>
            <text:p text:style-name="P4"><text:span text:style-name="T23">Expressjs</text:span></text:p>
          </draw:text-box>
        </draw:frame>
        <draw:frame draw:style-name="gr18" draw:text-style-name="P25" draw:layer="layout" svg:width="2.699cm" svg:height="0.696cm" svg:x="9.64cm" svg:y="17.389cm">
          <draw:text-box>
            <text:p text:style-name="P4"><text:span text:style-name="T23">MongoDB</text:span></text:p>
          </draw:text-box>
        </draw:frame>
        <draw:frame draw:style-name="gr18" draw:text-style-name="P25" draw:layer="layout" svg:width="2.699cm" svg:height="0.696cm" svg:x="13.964cm" svg:y="17.389cm">
          <draw:text-box>
            <text:p text:style-name="P4"><text:span text:style-name="T23">Mongoose</text:span></text:p>
          </draw:text-box>
        </draw:frame>
        <draw:frame draw:style-name="gr32" draw:text-style-name="P29" draw:layer="layout" svg:width="18.72cm" svg:height="0.696cm" svg:x="1.193cm" svg:y="21.198cm">
          <draw:text-box>
            <text:list text:style-name="L2">
              <text:list-item>
                <text:p text:style-name="P20"><text:span text:style-name="T26">Capability to save products in cart/shopping bag; to checkout them later.</text:span></text:p>
              </text:list-item>
            </text:list>
          </draw:text-box>
        </draw:frame>
        <draw:frame draw:style-name="gr33" draw:text-style-name="P29" draw:layer="layout" svg:width="18.72cm" svg:height="0.696cm" svg:x="1.193cm" svg:y="21.698cm">
          <draw:text-box>
            <text:list text:style-name="L2">
              <text:list-item>
                <text:p text:style-name="P4"><text:span text:style-name="T26">Users can filter products with a basic filter.</text:span></text:p>
              </text:list-item>
            </text:list>
          </draw:text-box>
        </draw:frame>
        <draw:frame draw:style-name="gr34" draw:text-style-name="P29" draw:layer="layout" svg:width="18.72cm" svg:height="0.696cm" svg:x="1.193cm" svg:y="20.722cm">
          <draw:text-box>
            <text:list text:style-name="L2">
              <text:list-item>
                <text:p text:style-name="P4"><text:span text:style-name="T26">Capability to save products in wishlist; to view them later.</text:span></text:p>
              </text:list-item>
            </text:list>
          </draw:text-box>
        </draw:frame>
        <draw:frame draw:style-name="gr35" draw:text-style-name="P29" draw:layer="layout" svg:width="18.72cm" svg:height="0.696cm" svg:x="1.193cm" svg:y="22.198cm">
          <draw:text-box>
            <text:list text:style-name="L2">
              <text:list-item>
                <text:p text:style-name="P4"><text:span text:style-name="T26">Users can send a certain amount of the current viewed product.</text:span></text:p>
              </text:list-item>
            </text:list>
          </draw:text-box>
        </draw:frame>
        <draw:frame draw:style-name="gr36" draw:text-style-name="P5" draw:layer="layout" svg:width="20.324cm" svg:height="1.838cm" svg:x="0.834cm" svg:y="4.517cm">
          <draw:text-box>
            <text:p text:style-name="P4"><text:span text:style-name="T3"><text:s text:c="5"/></text:span><text:span text:style-name="T3">I’m a general software engineer who usually uses the </text:span><text:span text:style-name="T30">MERN</text:span><text:span text:style-name="T3"> Stack with experience in the </text:span><text:span text:style-name="T28">front-end</text:span><text:span text:style-name="T3">, in </text:span><text:span text:style-name="T28">the back-end</text:span><text:span text:style-name="T3">, not only but also gained some experience in mobile applications development (not big exp. but willing to).</text:span></text:p>
          </draw:text-box>
        </draw:frame>
        <draw:frame draw:style-name="gr37" draw:text-style-name="P7" draw:layer="layout" svg:width="4.155cm" svg:height="0.607cm" svg:x="4.918cm" svg:y="2.625cm">
          <draw:text-box>
            <text:p text:style-name="P6"><text:span text:style-name="T31">(MERN fullstack developer)</text:span></text:p>
          </draw:text-box>
        </draw:frame>
        <draw:frame draw:style-name="gr18" draw:text-style-name="P25" draw:layer="layout" svg:width="1.803cm" svg:height="0.696cm" svg:x="12.117cm" svg:y="17.389cm">
          <draw:text-box>
            <text:p text:style-name="P4"><text:span text:style-name="T23">Docker</text:span></text:p>
          </draw:text-box>
        </draw:frame>
      </draw:page>
      <draw:page draw:name="Past Experiences, Work, Extra" draw:style-name="dp1" draw:master-page-name="Default">
        <draw:frame draw:style-name="gr38" draw:text-style-name="P31" draw:layer="layout" svg:width="3.556cm" svg:height="0.856cm" svg:x="1.247cm" svg:y="1.701cm">
          <draw:text-box>
            <text:p><text:span text:style-name="T32">Upwork</text:span></text:p>
          </draw:text-box>
        </draw:frame>
        <draw:frame draw:style-name="gr39" draw:text-style-name="P32" draw:layer="layout" svg:width="5.143cm" svg:height="0.717cm" svg:x="15.796cm" svg:y="1.811cm">
          <draw:text-box>
            <text:p text:style-name="P4"><text:span text:style-name="T33">Juni – 2019: Sep <text:s/>- 2020</text:span></text:p>
          </draw:text-box>
        </draw:frame>
        <draw:frame draw:style-name="gr40" draw:text-style-name="P33" draw:layer="layout" svg:width="5.225cm" svg:height="0.823cm" svg:x="1.563cm" svg:y="2.872cm">
          <draw:text-box>
            <text:p text:style-name="P4"><text:span text:style-name="T34">Web Designer</text:span></text:p>
          </draw:text-box>
        </draw:frame>
        <draw:frame draw:style-name="gr41" draw:text-style-name="P34" draw:layer="layout" svg:width="18.701cm" svg:height="0.742cm" svg:x="1.584cm" svg:y="3.549cm">
          <draw:text-box>
            <text:p text:style-name="P4"><text:span text:style-name="T35">I've worked for a while at Upwork as a web designer.</text:span></text:p>
          </draw:text-box>
        </draw:frame>
        <draw:frame draw:style-name="gr42" draw:text-style-name="P35" draw:layer="layout" svg:width="3.031cm" svg:height="0.742cm" svg:x="3.63cm" svg:y="1.772cm">
          <draw:text-box>
            <text:p text:style-name="P4"><text:span text:style-name="T36">freelancing</text:span></text:p>
          </draw:text-box>
        </draw:frame>
        <draw:frame draw:style-name="gr43" draw:text-style-name="P36" draw:layer="layout" svg:width="5.225cm" svg:height="0.742cm" svg:x="1.241cm" svg:y="4.173cm">
          <draw:text-box>
            <text:p text:style-name="P4"><text:span text:style-name="T37">Highlights</text:span></text:p>
          </draw:text-box>
        </draw:frame>
        <draw:frame draw:style-name="gr18" draw:text-style-name="P37" draw:layer="layout" svg:width="18.566cm" svg:height="0.696cm" svg:x="1.719cm" svg:y="4.779cm">
          <draw:text-box>
            <text:p text:style-name="P4"><text:span text:style-name="T38">Ended all my tasks up with happy clients.</text:span></text:p>
          </draw:text-box>
        </draw:frame>
        <draw:frame draw:style-name="gr44" draw:text-style-name="P24" draw:layer="layout" svg:width="4.145cm" svg:height="0.657cm" svg:x="1.5cm" svg:y="2.312cm">
          <draw:text-box>
            <text:p text:style-name="P4"><text:span text:style-name="T22"><text:a xlink:href="http://upwork.com/" xlink:type="simple">upwork.com</text:a></text:span></text:p>
          </draw:text-box>
        </draw:frame>
        <draw:frame draw:style-name="gr18" draw:text-style-name="P37" draw:layer="layout" svg:width="18.566cm" svg:height="0.696cm" svg:x="1.719cm" svg:y="5.379cm">
          <draw:text-box>
            <text:p text:style-name="P4"><text:span text:style-name="T38">Learned some additional communication skills.</text:span></text:p>
          </draw:text-box>
        </draw:frame>
        <draw:frame draw:style-name="gr18" draw:text-style-name="P37" draw:layer="layout" svg:width="18.566cm" svg:height="0.696cm" svg:x="1.719cm" svg:y="5.979cm">
          <draw:text-box>
            <text:p text:style-name="P4"><text:span text:style-name="T38">Achieved some progress in backend technologies, Because I needed it to finish some projects.</text:span></text:p>
          </draw:text-box>
        </draw:frame>
        <draw:frame draw:style-name="gr18" draw:text-style-name="P37" draw:layer="layout" svg:width="18.566cm" svg:height="0.696cm" svg:x="1.719cm" svg:y="6.579cm">
          <draw:text-box>
            <text:p text:style-name="P4"><text:span text:style-name="T38">Became aware of UI &amp; UX more than the beginning.</text:span></text:p>
          </draw:text-box>
        </draw:frame>
        <draw:line draw:style-name="gr1" draw:text-style-name="P1" draw:layer="layout" svg:x1="4.942cm" svg:y1="0.988cm" svg:x2="20.6cm" svg:y2="0.988cm">
          <text:p/>
        </draw:line>
        <draw:frame draw:style-name="gr2" draw:text-style-name="P3" draw:layer="layout" svg:width="5.228cm" svg:height="0.751cm" svg:x="0.791cm" svg:y="0.99cm">
          <draw:text-box>
            <text:p text:style-name="P2"><text:span text:style-name="T2">Employment:</text:span></text:p>
          </draw:text-box>
        </draw:frame>
        <draw:frame draw:style-name="gr20" draw:text-style-name="P38" draw:layer="layout" svg:width="4.155cm" svg:height="0.835cm" svg:x="0.787cm" svg:y="0.5cm">
          <draw:text-box>
            <text:p><text:span text:style-name="T39">Work Experience</text:span></text:p>
          </draw:text-box>
        </draw:frame>
        <draw:frame draw:style-name="gr45" draw:text-style-name="P39" draw:layer="layout" svg:width="7.385cm" svg:height="0.742cm" svg:x="1.107cm" svg:y="11.943cm">
          <draw:text-box>
            <text:p text:style-name="P4"><text:span text:style-name="T40">Languages:</text:span></text:p>
          </draw:text-box>
        </draw:frame>
        <draw:frame draw:style-name="gr46" draw:text-style-name="P34" draw:layer="layout" svg:width="8.182cm" svg:height="0.742cm" svg:x="1.812cm" svg:y="12.54cm">
          <draw:text-box>
            <text:p text:style-name="P4"><text:span text:style-name="T41">Arabic <text:s text:c="2"/></text:span><text:span text:style-name="T36">native</text:span></text:p>
          </draw:text-box>
        </draw:frame>
        <draw:frame draw:style-name="gr47" draw:text-style-name="P34" draw:layer="layout" svg:width="8.436cm" svg:height="0.742cm" svg:x="1.807cm" svg:y="13.143cm">
          <draw:text-box>
            <text:p text:style-name="P4"><text:span text:style-name="T42">English</text:span></text:p>
          </draw:text-box>
        </draw:frame>
        <draw:frame draw:style-name="gr48" draw:text-style-name="P34" draw:layer="layout" svg:width="7.674cm" svg:height="0.742cm" svg:x="1.807cm" svg:y="13.743cm">
          <draw:text-box>
            <text:p text:style-name="P4"><text:span text:style-name="T42">Deutsch</text:span></text:p>
          </draw:text-box>
        </draw:frame>
        <draw:frame draw:style-name="gr49" draw:text-style-name="P40" draw:layer="layout" svg:width="3.249cm" svg:height="0.742cm" svg:x="5.007cm" svg:y="15.586cm">
          <draw:text-box>
            <text:p text:style-name="P4"><text:span text:style-name="T43">(github)</text:span></text:p>
          </draw:text-box>
        </draw:frame>
        <draw:frame draw:style-name="gr50" draw:text-style-name="P40" draw:layer="layout" svg:width="3.448cm" svg:height="0.742cm" svg:x="4.986cm" svg:y="16.175cm">
          <draw:text-box>
            <text:p text:style-name="P4"><text:span text:style-name="T44">(</text:span><text:span text:style-name="T43">linkedIn)</text:span><text:span text:style-name="T43"><text:tab/></text:span></text:p>
          </draw:text-box>
        </draw:frame>
        <draw:frame draw:style-name="gr51" draw:text-style-name="P40" draw:layer="layout" svg:width="4.011cm" svg:height="0.742cm" svg:x="4.989cm" svg:y="16.763cm">
          <draw:text-box>
            <text:p text:style-name="P4"><text:span text:style-name="T44">(twitter</text:span><text:span text:style-name="T43">)</text:span></text:p>
          </draw:text-box>
        </draw:frame>
        <draw:frame draw:style-name="gr52" draw:text-style-name="P39" draw:layer="layout" svg:width="6.876cm" svg:height="0.742cm" svg:x="1.107cm" svg:y="14.843cm">
          <draw:text-box>
            <text:p text:style-name="P4"><text:span text:style-name="T40">More useful links:</text:span></text:p>
          </draw:text-box>
        </draw:frame>
        <draw:frame draw:style-name="gr53" draw:text-style-name="P41" draw:layer="layout" svg:width="3.065cm" svg:height="0.801cm" svg:x="1.87cm" svg:y="16.049cm">
          <draw:text-box>
            <text:p><text:span text:style-name="T45"><text:a xlink:href="https://www.linkedin.com/in/salihcodev" xlink:type="simple">@salihcodev</text:a></text:span></text:p>
          </draw:text-box>
        </draw:frame>
        <draw:frame draw:style-name="gr54" draw:text-style-name="P42" draw:layer="layout" svg:width="3.069cm" svg:height="0.759cm" svg:x="1.866cm" svg:y="16.65cm">
          <draw:text-box>
            <text:p><text:span text:style-name="T46"><text:a xlink:href="https://www.twitter.com/salihcodev" xlink:type="simple">@salihcodev</text:a></text:span></text:p>
          </draw:text-box>
        </draw:frame>
        <draw:frame draw:style-name="gr55" draw:text-style-name="P40" draw:layer="layout" svg:width="4.011cm" svg:height="0.742cm" svg:x="4.984cm" svg:y="17.364cm">
          <draw:text-box>
            <text:p text:style-name="P4"><text:span text:style-name="T44">(facebook</text:span><text:span text:style-name="T43">)</text:span></text:p>
          </draw:text-box>
        </draw:frame>
        <draw:frame draw:style-name="gr54" draw:text-style-name="P42" draw:layer="layout" svg:width="3.069cm" svg:height="0.759cm" svg:x="1.861cm" svg:y="17.251cm">
          <draw:text-box>
            <text:p><text:span text:style-name="T46"><text:a xlink:href="https://www.facebook.com/salihcodev" xlink:type="simple">@salihcodev</text:a></text:span></text:p>
          </draw:text-box>
        </draw:frame>
        <draw:frame draw:style-name="gr53" draw:text-style-name="P41" draw:layer="layout" svg:width="3.065cm" svg:height="0.801cm" svg:x="1.871cm" svg:y="15.45cm">
          <draw:text-box>
            <text:p><text:span text:style-name="T45"><text:a xlink:href="https://www.github.com/salihcodev" xlink:type="simple">@salihcodev</text:a></text:span></text:p>
          </draw:text-box>
        </draw:frame>
        <draw:line draw:style-name="gr1" draw:text-style-name="P1" draw:layer="layout" svg:x1="2.524cm" svg:y1="11.288cm" svg:x2="20.605cm" svg:y2="11.288cm">
          <text:p/>
        </draw:line>
        <draw:frame draw:style-name="gr56" draw:text-style-name="P3" draw:layer="layout" svg:width="5.228cm" svg:height="1.251cm" svg:x="0.796cm" svg:y="11.234cm">
          <draw:text-box>
            <text:p text:style-name="P2"><text:span text:style-name="T47">More Info About Me</text:span></text:p>
          </draw:text-box>
        </draw:frame>
        <draw:frame draw:style-name="gr20" draw:text-style-name="P38" draw:layer="layout" svg:width="4.155cm" svg:height="0.835cm" svg:x="0.792cm" svg:y="10.8cm">
          <draw:text-box>
            <text:p><text:span text:style-name="T39">Extras</text:span></text:p>
          </draw:text-box>
        </draw:frame>
        <draw:frame draw:style-name="gr57" draw:text-style-name="P31" draw:layer="layout" svg:width="8.388cm" svg:height="0.78cm" svg:x="1.248cm" svg:y="8.302cm">
          <draw:text-box>
            <text:p><text:span text:style-name="T32">UNIVERSITY OF SADAT CITY</text:span></text:p>
          </draw:text-box>
        </draw:frame>
        <draw:frame draw:style-name="gr39" draw:text-style-name="P32" draw:layer="layout" svg:width="3.502cm" svg:height="0.717cm" svg:x="15.897cm" svg:y="8.412cm">
          <draw:text-box>
            <text:p text:style-name="P4"><text:span text:style-name="T33">2017: 2021</text:span></text:p>
          </draw:text-box>
        </draw:frame>
        <draw:frame draw:style-name="gr58" draw:text-style-name="P35" draw:layer="layout" svg:width="3.031cm" svg:height="0.742cm" svg:x="1.538cm" svg:y="9.773cm">
          <draw:text-box>
            <text:p text:style-name="P4"><text:span text:style-name="T36">Law student</text:span></text:p>
          </draw:text-box>
        </draw:frame>
        <draw:frame draw:style-name="gr44" draw:text-style-name="P24" draw:layer="layout" svg:width="4.145cm" svg:height="0.657cm" svg:x="1.554cm" svg:y="8.935cm">
          <draw:text-box>
            <text:p text:style-name="P4"><text:span text:style-name="T22"><text:a xlink:href="http://law.usc.edu.eg/ar" xlink:type="simple">law.usc.edu.eg/ar</text:a></text:span></text:p>
          </draw:text-box>
        </draw:frame>
        <draw:line draw:style-name="gr1" draw:text-style-name="P1" draw:layer="layout" svg:x1="3.286cm" svg:y1="7.989cm" svg:x2="20.601cm" svg:y2="7.989cm">
          <text:p/>
        </draw:line>
        <draw:frame draw:style-name="gr20" draw:text-style-name="P38" draw:layer="layout" svg:width="4.155cm" svg:height="0.835cm" svg:x="0.788cm" svg:y="7.501cm">
          <draw:text-box>
            <text:p><text:span text:style-name="T39">Educ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 PT1" svg:font-family="'Futura PT'"/>
    <style:font-face style:name="Operator Mono Lig Book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1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0.6.2$Linux_X86_64 LibreOffice_project/00$Build-2</meta:generator>
    <dc:date>2021-07-23T04:39:44.243374069</dc:date>
    <meta:editing-duration>P1DT9H49M2S</meta:editing-duration>
    <meta:editing-cycles>529</meta:editing-cycles>
    <meta:document-statistic meta:object-count="97"/>
  </office:meta>
</office:document-meta>
</file>